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395cm" svg:height="1.347cm" svg:x="2.303cm" svg:y="4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395cm" svg:height="1.347cm" svg:x="5.403cm" svg:y="4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2.303cm" svg:y="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5.403cm" svg:y="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8.503cm" svg:y="4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8.503cm" svg:y="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11.603cm" svg:y="4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11.603cm" svg:y="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698cm" svg:y1="5.016cm" svg:x2="5.403cm" svg:y2="5.016cm" draw:start-shape="id1" draw:start-glue-point="10" draw:end-shape="id2" draw:end-glue-point="6" svg:d="M3698 5016h1705" svg:viewBox="0 0 1706 1">
          <text:p/>
        </draw:connector>
        <draw:connector draw:style-name="gr3" draw:text-style-name="P1" draw:layer="layout" draw:type="curve" svg:x1="5.607cm" svg:y1="4.539cm" svg:x2="3.494cm" svg:y2="4.539cm" draw:start-shape="id2" draw:start-glue-point="5" draw:end-shape="id1" draw:end-glue-point="11" svg:d="M5607 4539c0-1048-2113-1048-2113 0" svg:viewBox="0 0 2114 7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5-28T00:22:59.361885709</dc:date>
    <dc:creator>elucterio </dc:creator>
    <meta:editing-duration>PT50M8S</meta:editing-duration>
    <meta:editing-cycles>24</meta:editing-cycles>
    <meta:generator>LibreOffice/4.2.8.2$Linux_X86_64 LibreOffice_project/420m0$Build-2</meta:generator>
    <meta:document-statistic meta:object-count="10"/>
  </office:meta>
</office:document-meta>
</file>